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8de6"/>
    </style:style>
    <style:style style:name="P2" style:family="paragraph" style:parent-style-name="Text_20_body" style:list-style-name="WWNum1">
      <style:paragraph-properties fo:margin-top="0.101cm" fo:margin-bottom="0.347cm" loext:contextual-spacing="false"/>
      <style:text-properties officeooo:rsid="00162e0a" officeooo:paragraph-rsid="00162e0a"/>
    </style:style>
    <style:style style:name="P3" style:family="paragraph" style:parent-style-name="Text_20_body" style:list-style-name="WWNum1">
      <style:paragraph-properties fo:margin-top="0.201cm" fo:margin-bottom="0.448cm" loext:contextual-spacing="false"/>
      <style:text-properties officeooo:paragraph-rsid="00162e0a"/>
    </style:style>
    <style:style style:name="P4" style:family="paragraph" style:parent-style-name="Text_20_body" style:list-style-name="WWNum1">
      <style:paragraph-properties fo:margin-top="0.201cm" fo:margin-bottom="0.448cm" loext:contextual-spacing="false"/>
      <style:text-properties officeooo:paragraph-rsid="00168bf6"/>
    </style:style>
    <style:style style:name="P5" style:family="paragraph" style:parent-style-name="Text_20_body" style:list-style-name="WWNum1">
      <style:paragraph-properties fo:margin-top="0.402cm" fo:margin-bottom="0.402cm" loext:contextual-spacing="false"/>
      <style:text-properties officeooo:paragraph-rsid="0015a0fc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Heading_20_2">
      <style:text-properties officeooo:paragraph-rsid="00138de6"/>
    </style:style>
    <style:style style:name="P8" style:family="paragraph" style:parent-style-name="Heading_20_2">
      <style:paragraph-properties fo:break-before="column"/>
      <style:text-properties officeooo:paragraph-rsid="00138de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8de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officeooo:rsid="00138de6"/>
    </style:style>
    <style:style style:name="T7" style:family="text">
      <style:text-properties style:text-position="0% 100%" style:text-underline-style="solid" style:text-underline-width="auto" style:text-underline-color="font-color"/>
    </style:style>
    <style:style style:name="T8" style:family="text">
      <style:text-properties officeooo:rsid="00138de6"/>
    </style:style>
    <style:style style:name="T9" style:family="text">
      <style:text-properties fo:color="#3465a4"/>
    </style:style>
    <style:style style:name="T10" style:family="text">
      <style:text-properties fo:color="#3465a4" officeooo:rsid="0015a0fc"/>
    </style:style>
    <style:style style:name="T11" style:family="text">
      <style:text-properties fo:color="#3465a4" officeooo:rsid="00162e0a"/>
    </style:style>
    <style:style style:name="T12" style:family="text">
      <style:text-properties fo:color="#3465a4" officeooo:rsid="00168bf6"/>
    </style:style>
    <style:style style:name="T13" style:family="text">
      <style:text-properties fo:color="#3465a4" officeooo:rsid="0016b28d"/>
    </style:style>
    <style:style style:name="T14" style:family="text">
      <style:text-properties officeooo:rsid="00174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ZIONE PROGETTAZIONE LOGICA</text:p>
      <text:p text:style-name="Subtitle">a corredo dello schema logico</text:p>
      <text:h text:style-name="Heading_20_1" text:outline-level="1">Fase di ristrutturazione</text:h>
      <text:p text:style-name="Text_20_body">Scopo: generare uno schema ER semplificato, ristrutturato, ma equivalente a quello di partenza eliminando tutti quei costrutti non direttamente rappresentabili nel modello relazionale, quindi in particolare è necessario eliminare la gerarchia di generalizzazione che coinvolge le entità Users, Admin e Player. Le strategie che si possono effettuare sono sia l'eliminazione dei figli che del padre, in quanto, la rimozione dei primi non porta ad un'aggiunta di attributi che risulteranno null; mentre l'eliminazione del padre è ragionevole in quanto non viene mai acceduto.</text:p>
      <text:p text:style-name="Text_20_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Heading_20_1" text:outline-level="1">Fase di traduzione</text:h>
      <text:p text:style-name="Text_20_body">Scopo: generare un equivalente schema relazionale.</text:p>
      <text:h text:style-name="Heading_20_2" text:outline-level="2">Traduzione delle entità <text:span text:style-name="T8">e </text:span>delle associazioni</text:h>
      <text:p text:style-name="Text_20_body"><text:bookmark text:name="_GoBack"/><text:span text:style-name="T1">Users (</text:span><text:span text:style-name="T3">id</text:span><text:span text:style-name="T1">, tipo, name, surname, nickname, email, password)</text:span></text:p>
      <text:p text:style-name="Text_20_body"><text:span text:style-name="T1">InsubriaMails (</text:span><text:span text:style-name="T3">email</text:span><text:span text:style-name="T1">, password,id</text:span><text:span text:style-name="T4">Users</text:span><text:span text:style-name="T1">)</text:span></text:p>
      <text:p text:style-name="P1"><text:span text:style-name="T1">Matches (</text:span><text:span text:style-name="T3">id</text:span><text:span text:style-name="T1">, </text:span><text:span text:style-name="T2">date, time</text:span><text:span text:style-name="T1">)</text:span></text:p>
      <text:p text:style-name="Text_20_body"><text:span text:style-name="T1">Manches (</text:span><text:span text:style-name="T3">number, id</text:span><text:span text:style-name="T4">Matches</text:span><text:span text:style-name="T5">, phrase</text:span><text:span text:style-name="T4">Phrases</text:span><text:span text:style-name="T5">)</text:span></text:p>
      <text:p text:style-name="Text_20_body"><text:span text:style-name="T5">Phrases (theme, </text:span><text:span text:style-name="T7">phrase</text:span><text:span text:style-name="T5">)</text:span></text:p>
      <text:p text:style-name="Text_20_body"><text:span text:style-name="T5">Moves (</text:span><text:span text:style-name="T7">id</text:span><text:span text:style-name="T4">Users</text:span><text:span text:style-name="T7">, moveType, outcome</text:span><text:span text:style-name="T5">, id</text:span><text:span text:style-name="T4">Manches</text:span><text:span text:style-name="T5">, number</text:span><text:span text:style-name="T4">Manches</text:span><text:span text:style-name="T5">)</text:span></text:p>
      <text:p text:style-name="Text_20_body"><text:span text:style-name="T5">MatchWinners (</text:span><text:span text:style-name="T7">idMatch</text:span><text:span text:style-name="T4">Matches</text:span><text:span text:style-name="T5">, </text:span><text:span text:style-name="T7">idPlayer</text:span><text:span text:style-name="T4">Users</text:span><text:span text:style-name="T5">, amount)</text:span></text:p>
      <text:p text:style-name="Text_20_body"><text:span text:style-name="T5">MancheWinners (</text:span><text:span text:style-name="T7">id</text:span><text:span text:style-name="T4">Manches</text:span><text:span text:style-name="T7">, number</text:span><text:span text:style-name="T4">Manches</text:span><text:span text:style-name="T7">, idPlayer</text:span><text:span text:style-name="T4">Users</text:span><text:span text:style-name="T5">, amount)</text:span></text:p>
      <text:p text:style-name="P1"><text:span text:style-name="T5">MancheJoiners (</text:span><text:span text:style-name="T7">id</text:span><text:span text:style-name="T4">Manches</text:span><text:span text:style-name="T7">, number</text:span><text:span text:style-name="T4">Manches</text:span><text:span text:style-name="T7">, idPlayer</text:span><text:span text:style-name="T4">Users</text:span><text:span text:style-name="T5">, observer)</text:span></text:p>
      <text:h text:style-name="P7" text:outline-level="2"><text:span text:style-name="T6"/></text:h>
      <text:h text:style-name="P8" text:outline-level="2"><text:span text:style-name="T6">T</text:span><text:span text:style-name="T5">raduzione dei vincoli</text:span></text:h>
      <text:list xml:id="list1630671865" text:style-name="WWNum1">
        <text:list-item>
          <text:p text:style-name="P5">Gli id presenti in InsubriaMails possono appartenere solo a utenti admin:<text:line-break/><text:span text:style-name="T10">CREATE ASSERTION AdminEmail<text:line-break/>CHECK(NOT EXISTS<text:line-break/>(SELECT id FROM InsubriaMails <text:s/>JOIN Users </text:span><text:span text:style-name="T11">USING(</text:span><text:span text:style-name="T10">id</text:span><text:span text:style-name="T11">)</text:span><text:span text:style-name="T10"> WHERE </text:span><text:span text:style-name="T12">tipo</text:span><text:span text:style-name="T10">=0));</text:span></text:p>
        </text:list-item>
        <text:list-item>
          <text:p text:style-name="P3">In Manches l’id di un match può apparire al più 5 volte<text:line-break/><text:span text:style-name="T11">CREATE ASSERTION CountMatch</text:span><text:span text:style-name="T9"><text:line-break/></text:span><text:span text:style-name="T10">CHECK (NOT EXISTS<text:line-break/>(SELECT id FROM Manches GROUP BY id HAVING Count(*)&gt;5));</text:span></text:p>
        </text:list-item>
        <text:list-item>
          <text:p text:style-name="P4">In MancheJoiners devono apparire tre giocatori per id di un match<text:line-break/><text:span text:style-name="T12">CREATE ASSERTION PlayerJoiners<text:line-break/>CHECK (NOT EXISTS<text:line-break/>(SELECT idPlayer FROM MancheJoiners WHERE observer=0 GROUP BY idPlayer HAVING Count(*)&lt;&gt;3));</text:span></text:p>
        </text:list-item>
        <text:list-item>
          <text:p text:style-name="P2">In MancheWinners l’idPlayer non può riferirsi ad un osservatore per quella partita<text:line-break/><text:span text:style-name="T13">CREATE ASSERTION PlayerWinner<text:line-break/>CHECK (NOT EXISTS<text:line-break/>(SELECT idPlayer FROM MancheWinners NATURAL JOIN MancheJoiners WHERE observer=1)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6:14:49.188351400</meta:creation-date>
    <dc:date>2019-08-12T11:24:07.099421330</dc:date>
    <meta:initial-creator>Gabriele Rotoloni</meta:initial-creator>
    <meta:generator>LibreOffice/6.2.5.2$Linux_X86_64 LibreOffice_project/20$Build-2</meta:generator>
    <meta:editing-duration>PT9M36S</meta:editing-duration>
    <meta:editing-cycles>3</meta:editing-cycles>
    <meta:document-statistic meta:table-count="0" meta:image-count="0" meta:object-count="0" meta:page-count="2" meta:paragraph-count="22" meta:word-count="310" meta:character-count="2255" meta:non-whitespace-character-count="197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